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1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Job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An explanatory lecture on Job/</text:p>
      <text:p text:style-name="P5"/>
      <text:p text:style-name="P4">[Page 1]</text:p>
      <text:p text:style-name="P4">In the few remarks made, in the form of a prayer, on/ the eighth day of the last festival, I alluded to Job as "the/ righteous gentile of old". <text:s/>Persons whose good opinion I value,/ took exception at the phrase, for the following reasons:/ Firstly: they believe<text:span text:style-name="T1">d</text:span><text:span text:style-name="T4"> that the whole character of the/ ancient patriarch just mentioned, proves him an Israelite./ <text:s/>Secondly: they consider that my expression, if correct, would/ weaken the authority of the Pentateuch; for, if </text:span><text:span text:style-name="T1">high principles</text:span><text:span text:style-name="T4"> exalted ideas,/ such as those advanced by Job in the book which bears his/ name, can emanate from a mind unenlightened by revelation,/ the Divine teachings of Moses might be deemed almost/ superfluous. <text:s/>I will endeavour to explain away/ the objections, and while engaged in the task, offer, possibly,/ some of my hearers </text:span><text:span text:style-name="T1">interesting</text:span><text:span text:style-name="T4"> useful information. <text:s/>What/ has induced me always to </text:span><text:span text:style-name="T1">consider</text:span><text:span text:style-name="T4"> regard Job a stranger to our people,/ is the very first words of his history. <text:s/>For they read thus: "There/ was a man in the land of Uz, whose name was Job"./ <text:s/>Now, Uz, was, by the testimony of Holy Writ, a region in the/ territory of Edom. <text:s/>It derived its appellation, undoubtedly,/ from one of the descendants of Esau, who, as familiarly known,/</text:span></text:p>
      <text:p text:style-name="P6"/>
      <text:p text:style-name="P6">[Page 2]</text:p>
      <text:p text:style-name="P4"><text:span text:style-name="T4">had been called Edom, from </text:span><text:span text:style-name="T5">Adom</text:span><text:span text:style-name="T6"> "red," the colour of/ the pottage of which he ate, when he parted with his birth/ right in favor of Jacob. <text:s/>The question then arises: would/ one of the Hebrews--in Biblical times--separate himself from his own brethren, and/ take up his residence among men not of his faith? <text:s/></text:span><text:soft-page-break/><text:span text:style-name="T6">Without/ arguing </text:span><text:span text:style-name="T2">at present</text:span><text:span text:style-name="T6">, as to the </text:span><text:span text:style-name="T2">time</text:span><text:span text:style-name="T6"> exact period in which Job lived--though confessedly early--can it be/ supposed that one who knew Canaan to be the land assigned/ to him by Providence, would prefer to settle in a foreign country,/ and there raise a family, and labor to acquire wealth? <text:s/>Must/ we not, on learning form the context that Job was not/ simply a sojourner in Uz, butr the head of a numerous house-/-hold, famous among the Orientals </text:span><text:span text:style-name="T2">from</text:span><text:span text:style-name="T6"> for riches, conclude/ that he had sprung from a race having no share/ in the inheritance of Jacob? <text:s/>To me, the inference/ seems very natural. <text:s/>Again: when we read the/ names of the native places of the three friends who/ came to condole with the patriarch in his misfortune, we/ must be struck by this fact: they are not situated within/ the borders of Israel. <text:s/>Eliphaz arrived from Teman/ avowedly in Edom. <text:s/>Bildad from Shuah, a province/ belonging to an Arabian tribe, issued from the offspring/ of Keturah, a concubine of Abraham. <text:s/>Zophar from Naam</text:span><text:span text:style-name="T7">á</text:span><text:span text:style-name="T8">h/ </text:span></text:p>
      <text:p text:style-name="P7"/>
      <text:p text:style-name="P7">[Page 3]</text:p>
      <text:p text:style-name="P4"><text:span text:style-name="T8">a city of which we possess no definite knowledge. <text:s/>Had/ Job been an Israelite, his visitors who figure so prominently/ in the book, would, in all likelihood, have hailed from/ places </text:span><text:span text:style-name="T3">confessedly of</text:span><text:span text:style-name="T8"> appertaining to the Hebrews. <text:s/>The Talmud/ does not offer any reliable information upon the subject./ <text:s/>The views entertained by the Rabbins </text:span><text:span text:style-name="T3">are very much at</text:span><text:span text:style-name="T8"> vary considerably,/ </text:span><text:span text:style-name="T3">varisance</text:span><text:span text:style-name="T8">; but to me that opinion appears the most acceptable,/ which represents Job "as a pious man of the gentiles."/ <text:s/>Let us now search whether the </text:span><text:span text:style-name="T9">character</text:span><text:span text:style-name="T8"> of that patriarch/ of old, shows him a veritable Israelite. <text:s/>I am bold enough/ to assert that I cannot discover any trait peculiarly/ Jewish. <text:s/>Admitting that the story as narrated is not/ a fiction, but reality, what does it describe? <text:s/>An individual/ who stands severe trials with exemplary resignation. <text:s/>Neither/ the loss of property, nor the sudden death of children shakes/ his belief. <text:s/>He acknowledges that all </text:span><text:span text:style-name="T3">emanates</text:span><text:span text:style-name="T8"> proceeds from/ </text:span><text:span text:style-name="T3">the Lord</text:span><text:span text:style-name="T8"> a higher Power, and as the right owner of our possessions, </text:span><text:span text:style-name="T3">He</text:span><text:span text:style-name="T8"> the Lord may/ deprive us thereof at His pleasure, &amp; we must unmurmuringly/ submit. <text:s/>None will deny that the exhibition of such/ sentiments is a virtue, but I think not so inaccessible to the human/</text:span></text:p>
      <text:p text:style-name="P7"/>
      <text:p text:style-name="P7">[Page 4]</text:p>
      <text:p text:style-name="P4"><text:span text:style-name="T8">mind, that it should be unable to attain it without the/ aid of revelation. <text:s/>We know that philosophy, </text:span><text:span text:style-name="T3">had taught</text:span><text:span text:style-name="T8">/ has taught noble lessons, and among the erring multitude,/ we find in the days of antiquity men imbued with principles/ of great excellence. <text:s/>Job's reply to his unrighteous wife,/ is indeed a model of endurance, which the compilers of the/ sacred canon </text:span><text:span text:style-name="T3">did</text:span><text:span text:style-name="T8"> very wisely </text:span><text:span text:style-name="T3">to</text:span><text:span text:style-name="T8"> placed before our vision. <text:s/>Rather/ than blaspheme by reason of his misfortune, he exclaimed "The/ Lord gave, and the Lord hath taken away: blessed be the name/ of the Lord". <text:s/>Yet, according to my judgment, had Job been/ a disciple of "Abram the Hebrew" he would not, even when under/ bodily suffering, have displayed </text:span><text:span text:style-name="T3">bef</text:span><text:span text:style-name="T8"> asperity of temper./ <text:s/>He asserts his integrity throughout with unyielding persistence,/ and while giving utterance to soul-stirring thoughts tou-/-ching the Omnipotence of God, and the superiority of divine knowl-/-ledge over </text:span><text:span text:style-name="T3">ignorance</text:span><text:span text:style-name="T8"> man's highest conceptions, he pictures himself as he whom/ </text:span><text:span text:style-name="T3">Providence</text:span><text:span text:style-name="T8"> the Supreme had wronged. <text:s/>Only when the Lord is made to ap-/-pear and reprove his presumption for pleading with His judge, does Job feel humbled. <text:s/></text:span><text:span text:style-name="T3">and</text:span><text:span text:style-name="T8"> When/ </text:span><text:span text:style-name="T3">owns his incapacity to fathom the dealings of of the Creator</text:span><text:span text:style-name="T8"> the Lord points to the wonders of creation and to His watchful providence, as witnesses/ </text:span><text:span text:style-name="T3">with His creation</text:span><text:span text:style-name="T8"> of his prescience and might, Job owns that Himself and the virtues he performed/ are nothing, and that silence becomes the best of men. <text:s/>This </text:span><text:span text:style-name="T3">consideration circumstance</text:span><text:span text:style-name="T8"> circumstance ought, I conceive,/ to quiet the fear entertained, that by regarding Job as a gentile, the/ imparting of Moses, might be depreciated./</text:span></text:p>
      <text:p text:style-name="P7"/>
      <text:p text:style-name="P7">[Page 5]</text:p>
      <text:p text:style-name="P7">No, my zealous friends! <text:s/>What <text:span text:style-name="T1">the son of Amram</text:span> revelation was commissioned/ specially to [?], the most enlightened of the <text:span text:style-name="T1">philosophers</text:span> sages of yore had not/ learnt. <text:s/>They studied the handiwork of the <text:soft-page-break/>Sovereign Maker,/ and perceived therein order and beauty. <text:s/>They beheld in nature the/ traces of powers illimitable, of wisdom unsearchable, but/ this know not the Lord as the father of believers knew Him,/ and as <text:span text:style-name="T1">last</text:span> more clearly understood by the Chief of all prophets. <text:s/>"Dominion and dread are with Him." cried Bildad, while chiding with Job. <text:s/>The/ Lord of mercy and compassion, How to anger and abundant/ in kindness and truth, was a Being never represented to the/ comprehension of philosophers. <text:s/>According to the notions they entertained, they/ might have deemed it derogatory of the Deity to invest Him/ with those attributes. <text:s/>Yet, it is mainly by them that He wishes/ to be recognized, and only by copying the same we are assured/ of His favor. <text:s/>The selecting of Israel as a peculiar people/ was not solely for the purpose of disseminating the idea/ of one God, who governs the world and its inhabitants, and/ rewards and punishes according to the rules of justice, but/ likewise for the sake of implanting <text:span text:style-name="T1">on earth</text:span> the seeds of/ goodness that they might fructify and afford existence/ veritable delights. <text:s/>But the sentiments which/ pervade<text:span text:style-name="T1">s</text:span> the pages of the Pentateuch are absent in the writings/ of Job. <text:s/>In these the greatness of God is delineated in language/</text:p>
      <text:p text:style-name="P7"/>
      <text:p text:style-name="P7">[Page 6]</text:p>
      <text:p text:style-name="P7">unsurpassed for sublimity and elegance of diction, but the/ goodness of God towards even the sinful is silently passed over. <text:s/>Whether the book/ under discussion preceeded[sic!] or succeeded the Sinaic volumes, certain/ it is that those two parts of the scriptures bear no analogy/ to each other in design or in importance. <text:s/>Hence, I am/ confirmed in the opinion that Job was not of the people of Israel./ <text:s/>I would not dare to imagine that I can set at rest a question,/ <text:span text:style-name="T1">that</text:span> which all the learned have left undecided. <text:s/>I will not/ positively state that Job had no knowledge whatever/ of the laws of the Hebrews, <text:span text:style-name="T1">but</text:span> still when I perceive that through-/-out a work consisting of forty two chapters, we might/ look in vain for the faintest allusion to the tenets of the Torah, or to the/ descendants of Abraham, and their wonderful deliverance from/ bondage. <text:s/>Even more: when I perceive that the ineffable/ name of the Lord, the quadrilateral, as specially revealed/ to the son of Amram, does not occur once in the long dialogue,/ if I may so call it, between the patriarch and his three visitors,/ and only in the story placed before the poem, is on one/ occasion <text:span text:style-name="T1">put in the mouth</text:span> found on the lips of patient Job, I am led to ascribe/ the authorship of the composition to <text:span text:style-name="T1">an enlightened</text:span> Gentile,/ enlightened, yet unacquainted with the instruction contained in the Pentateuch./</text:p>
      <text:p text:style-name="P7"/>
      <text:p text:style-name="P7">[Page 7]</text:p>
      <text:p text:style-name="P8">I am aware that my supposition is open to a weighty objection.<text:span text:style-name="T4">/ </text:span>For it will be reasonably asked, who, among non-Israelites,<text:span text:style-name="T4">/ </text:span>could weild a pen so admirably in the Hebrew language?<text:span text:style-name="T4">/ </text:span>Who, except one perfectly familiar with the sacred tongue,<text:span text:style-name="T4">/ </text:span>could command a style that rivals that of David and Isaiah?<text:span text:style-name="T4">/ <text:s/>Job may be merely a fictitious character. <text:s/>The writer/ </text:span>H<text:span text:style-name="T4"> may have chosen </text:span>Job<text:span text:style-name="T4"> him as the hero of his poem, because noted/ in </text:span>two times<text:span text:style-name="T4"> the early ages for the virtues he practiced, and possibly for the suf-/-ferings he endured with pious fortitude. <text:s/>And the famous synod/ that collected the writings which form our Bible, accepted/ that composition because it breathes a spirit of holiness, and/ at times with lessons healthful and soul-exalting./</text:span></text:p>
      <text:p text:style-name="P8"><text:span text:style-name="T4">I am aware that my supposition is open to a weighty objection./ <text:s/>For it will be reasonably asked, who among non-Israelites/ could weild[sic!] a pen so admirably in the Hebrew language?/ <text:s/>Who, except one perfectly familiar with the sacred tongue,/ could command a style that rivals that of David and/ Isaiah? <text:s/>To this I reply with the Talmudists,--though/ likely not according altogether </text:span>with<text:span text:style-name="T4"> to their ideas--, "Moses/ wrote the book of Job". <text:s/>I mean that he rendered in/ unexcelled Hebrew, and arranged with a skillful mastery/ what may have been found in a fragmentary form among/ </text:span></text:p>
      <text:p text:style-name="P8"><text:span text:style-name="T4"/></text:p>
      <text:p text:style-name="P8"><text:span text:style-name="T4">[Page 8]</text:span></text:p>
      <text:p text:style-name="P8"><text:span text:style-name="T4">the people he met, while leading a pastoral life./ <text:s/>He of all men could best have reproduced what has enriched/ the pages of the scriptures, and what perhaps became/ the subject of his meditation, while </text:span><text:soft-page-break/><text:span text:style-name="T4">contemplating at a/ distance the suffering of his brethren under the yoke of/ the Pharaohs. <text:s/>Great as the merits of the book/ of Job are, they rise immeasurably in my estimation at the thought/ that the faithful man of God may have been instrumental/ in exhibiting them to the world. <text:s/>That charming style, extolled/ by all scholars, grows irresistibly attractive at the men ima-/-gining that Moses may have moulded it in his heaven-/inspired mind. <text:s/>But whether that/ volume of Holy Writ had the origin I have attributed thereto,/ or whether it emanated from another source, we should/ approach it with reverence. <text:s/>The subject it treats, and/ the moral lessons it conveys, claim our deep attention./ <text:s/>In studying them we shall learn that to strive with/ the Supreme is impiety. <text:s/>That as we cannot fathom/ the dealings of the Creator </text:span>of<text:span text:style-name="T4"> with His creatures, we/ should bow down at the strokes of His hand, ever trusting/</text:span></text:p>
      <text:p text:style-name="P8"><text:span text:style-name="T4"/></text:p>
      <text:p text:style-name="P8"><text:span text:style-name="T4">[Page 9]</text:span></text:p>
      <text:p text:style-name="P8"><text:span text:style-name="T4">that He who wounds, will also heal up; that/ we ought not to place too great reliance on/ our good deeds, but rather on the powers of the/ Most High, who can convert them into means of/ Salvation. <text:s/>To conclude a few remarks, on/ a theme requiring a more lengthy discourse, and a/ more worthy expounder: let us, my Brethren, study/ the book which teaches the Eternity of Our Father the Maker/ of heaven and earth, as it is written "I know that/ my Redeemer liveth, and He will remain the last,/ after the creatures of the dust shall have passed away"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05T15:20:11.59</meta:creation-date>
    <dc:date>2012-06-06T12:13:55.80</dc:date>
    <dc:creator>Penn Libraries</dc:creator>
    <meta:editing-duration>PT00H48M0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1" meta:word-count="2095" meta:character-count="12629"/>
  </office:meta>
</office:document-meta>
</file>